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d424" officeooo:paragraph-rsid="0011d424"/>
    </style:style>
    <style:style style:name="P2" style:family="paragraph" style:parent-style-name="Standard">
      <style:text-properties officeooo:rsid="0011d424" officeooo:paragraph-rsid="0016fd5a"/>
    </style:style>
    <style:style style:name="P3" style:family="paragraph" style:parent-style-name="Standard">
      <style:text-properties officeooo:rsid="0011d424" officeooo:paragraph-rsid="00137fc8"/>
    </style:style>
    <style:style style:name="P4" style:family="paragraph" style:parent-style-name="Standard">
      <style:text-properties officeooo:rsid="00147e4f" officeooo:paragraph-rsid="00147e4f"/>
    </style:style>
    <style:style style:name="P5" style:family="paragraph" style:parent-style-name="Standard">
      <style:text-properties officeooo:rsid="0011d424" officeooo:paragraph-rsid="0011d424"/>
    </style:style>
    <style:style style:name="P6" style:family="paragraph" style:parent-style-name="Standard">
      <style:text-properties officeooo:rsid="0011d424" officeooo:paragraph-rsid="00137fc8"/>
    </style:style>
    <style:style style:name="P7" style:family="paragraph" style:parent-style-name="Standard">
      <style:text-properties officeooo:rsid="00147e4f" officeooo:paragraph-rsid="00147e4f"/>
    </style:style>
    <style:style style:name="P8" style:family="paragraph" style:parent-style-name="Standard">
      <style:text-properties fo:font-weight="bold" officeooo:rsid="00147e4f" officeooo:paragraph-rsid="00147e4f" style:font-weight-asian="bold" style:font-weight-complex="bold"/>
    </style:style>
    <style:style style:name="P9" style:family="paragraph" style:parent-style-name="Standard" style:list-style-name="L1">
      <style:text-properties officeooo:rsid="0011d424" officeooo:paragraph-rsid="0011d424"/>
    </style:style>
    <style:style style:name="P10" style:family="paragraph" style:parent-style-name="Standard" style:list-style-name="L2">
      <style:text-properties officeooo:rsid="0011d424" officeooo:paragraph-rsid="0011d424"/>
    </style:style>
    <style:style style:name="P11" style:family="paragraph" style:parent-style-name="Standard" style:list-style-name="L3">
      <style:text-properties officeooo:rsid="0011d424" officeooo:paragraph-rsid="0011d424"/>
    </style:style>
    <style:style style:name="P12" style:family="paragraph" style:parent-style-name="Standard" style:list-style-name="L4">
      <style:text-properties officeooo:rsid="0011d424" officeooo:paragraph-rsid="0011d424"/>
    </style:style>
    <style:style style:name="P13" style:family="paragraph" style:parent-style-name="Standard" style:list-style-name="L5">
      <style:text-properties officeooo:rsid="0011d424" officeooo:paragraph-rsid="0011d424"/>
    </style:style>
    <style:style style:name="P14" style:family="paragraph" style:parent-style-name="Standard" style:list-style-name="L6">
      <style:text-properties officeooo:rsid="0011d424" officeooo:paragraph-rsid="0011d424"/>
    </style:style>
    <style:style style:name="P15" style:family="paragraph" style:parent-style-name="Standard" style:list-style-name="L7">
      <style:text-properties officeooo:rsid="0011d424" officeooo:paragraph-rsid="0016fd5a"/>
    </style:style>
    <style:style style:name="P16" style:family="paragraph" style:parent-style-name="Standard" style:list-style-name="L7">
      <style:text-properties officeooo:rsid="0011d424" officeooo:paragraph-rsid="0011d424"/>
    </style:style>
    <style:style style:name="P17" style:family="paragraph" style:parent-style-name="Standard" style:list-style-name="L8">
      <style:text-properties officeooo:rsid="0011d424" officeooo:paragraph-rsid="0011d424"/>
    </style:style>
    <style:style style:name="P18" style:family="paragraph" style:parent-style-name="Standard" style:list-style-name="L9">
      <style:text-properties officeooo:rsid="0011d424" officeooo:paragraph-rsid="0011d424"/>
    </style:style>
    <style:style style:name="P19" style:family="paragraph" style:parent-style-name="Standard" style:list-style-name="L10">
      <style:text-properties officeooo:rsid="0011d424" officeooo:paragraph-rsid="0011d424"/>
    </style:style>
    <style:style style:name="P20" style:family="paragraph" style:parent-style-name="Standard" style:list-style-name="L11">
      <style:text-properties officeooo:rsid="0011d424" officeooo:paragraph-rsid="0011d424"/>
    </style:style>
    <style:style style:name="P21" style:family="paragraph" style:parent-style-name="Standard" style:list-style-name="L12">
      <style:text-properties officeooo:rsid="0011d424" officeooo:paragraph-rsid="0011d424"/>
    </style:style>
    <style:style style:name="P22" style:family="paragraph" style:parent-style-name="Standard" style:list-style-name="L13">
      <style:text-properties officeooo:rsid="0011d424" officeooo:paragraph-rsid="0011d424"/>
    </style:style>
    <style:style style:name="P23" style:family="paragraph" style:parent-style-name="Standard" style:list-style-name="L14">
      <style:text-properties officeooo:rsid="0011d424" officeooo:paragraph-rsid="0011d424"/>
    </style:style>
    <style:style style:name="P24" style:family="paragraph" style:parent-style-name="Standard" style:list-style-name="L15">
      <style:text-properties officeooo:rsid="0011d424" officeooo:paragraph-rsid="00137fc8"/>
    </style:style>
    <style:style style:name="P25" style:family="paragraph" style:parent-style-name="Standard">
      <style:text-properties officeooo:rsid="0011d424" officeooo:paragraph-rsid="0011d424"/>
    </style:style>
    <style:style style:name="P26" style:family="paragraph" style:parent-style-name="Standard">
      <style:text-properties officeooo:rsid="0011d424" officeooo:paragraph-rsid="0016fd5a"/>
    </style:style>
    <style:style style:name="P27" style:family="paragraph" style:parent-style-name="Standard">
      <style:text-properties officeooo:rsid="0011d424" officeooo:paragraph-rsid="00137fc8"/>
    </style:style>
    <style:style style:name="P28" style:family="paragraph" style:parent-style-name="Standard" style:list-style-name="L11"/>
    <style:style style:name="P29" style:family="paragraph" style:parent-style-name="Standard" style:list-style-name="L15">
      <style:text-properties officeooo:rsid="00137fc8" officeooo:paragraph-rsid="00137fc8"/>
    </style:style>
    <style:style style:name="P30" style:family="paragraph" style:parent-style-name="Standard" style:list-style-name="L16">
      <style:text-properties officeooo:rsid="00147e4f" officeooo:paragraph-rsid="00147e4f"/>
    </style:style>
    <style:style style:name="P31" style:family="paragraph" style:parent-style-name="Standard">
      <style:text-properties officeooo:rsid="00147e4f" officeooo:paragraph-rsid="00147e4f"/>
    </style:style>
    <style:style style:name="P32" style:family="paragraph" style:parent-style-name="Standard" style:list-style-name="L17">
      <style:text-properties fo:font-weight="normal" officeooo:rsid="00147e4f" officeooo:paragraph-rsid="00147e4f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2fe7"/>
    </style:style>
    <style:style style:name="T2" style:family="text">
      <style:text-properties officeooo:rsid="0017dabb"/>
    </style:style>
    <style:style style:name="T3" style:family="text">
      <style:text-properties officeooo:rsid="00162fe7"/>
    </style:style>
    <style:style style:name="T4" style:family="text">
      <style:text-properties officeooo:rsid="0017dabb"/>
    </style:style>
    <style:style style:name="T5" style:family="text">
      <style:text-properties officeooo:rsid="0016fd5a"/>
    </style:style>
    <style:style style:name="T6" style:family="text">
      <style:text-properties style:font-name="Liberation Serif1" officeooo:rsid="0016fd5a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14395016" text:id="ct114395016">
          <text:insertion>
            <office:change-info>
              <dc:creator>ไม่รู้จักผู้แต่ง</dc:creator>
              <dc:date>2017-01-29T13:47:00</dc:date>
            </office:change-info>
          </text:insertion>
        </text:changed-region>
        <text:changed-region xml:id="ct114394536" text:id="ct114394536">
          <text:deletion>
            <office:change-info>
              <dc:creator>ไม่รู้จักผู้แต่ง</dc:creator>
              <dc:date>2017-01-29T13:47:00</dc:date>
            </office:change-info>
            <text:p text:style-name="P1"><text:span text:style-name="T1">H</text:span>eatmaps</text:p>
          </text:deletion>
        </text:changed-region>
        <text:changed-region xml:id="ct114895704" text:id="ct114895704">
          <text:insertion>
            <office:change-info>
              <dc:creator>ไม่รู้จักผู้แต่ง</dc:creator>
              <dc:date>2017-01-29T13:47:00</dc:date>
            </office:change-info>
          </text:insertion>
        </text:changed-region>
        <text:changed-region xml:id="ct114895824" text:id="ct114895824">
          <text:deletion>
            <office:change-info>
              <dc:creator>ไม่รู้จักผู้แต่ง</dc:creator>
              <dc:date>2017-01-29T13:47:00</dc:date>
            </office:change-info>
            <text:p text:style-name="P1"><text:s/>yet</text:p>
          </text:deletion>
        </text:changed-region>
        <text:changed-region xml:id="ct114895944" text:id="ct114895944">
          <text:insertion>
            <office:change-info>
              <dc:creator>ไม่รู้จักผู้แต่ง</dc:creator>
              <dc:date>2017-01-29T13:47:00</dc:date>
            </office:change-info>
          </text:insertion>
        </text:changed-region>
        <text:changed-region xml:id="ct114896064" text:id="ct114896064">
          <text:deletion>
            <office:change-info>
              <dc:creator>ไม่รู้จักผู้แต่ง</dc:creator>
              <dc:date>2017-01-29T13:47:00</dc:date>
            </office:change-info>
            <text:p text:style-name="P1">gaussian</text:p>
          </text:deletion>
        </text:changed-region>
        <text:changed-region xml:id="ct114896184" text:id="ct114896184">
          <text:insertion>
            <office:change-info>
              <dc:creator>ไม่รู้จักผู้แต่ง</dc:creator>
              <dc:date>2017-01-29T13:48:00</dc:date>
            </office:change-info>
          </text:insertion>
        </text:changed-region>
        <text:changed-region xml:id="ct114896304" text:id="ct114896304">
          <text:insertion>
            <office:change-info>
              <dc:creator>ไม่รู้จักผู้แต่ง</dc:creator>
              <dc:date>2017-01-29T13:48:00</dc:date>
            </office:change-info>
          </text:insertion>
        </text:changed-region>
        <text:changed-region xml:id="ct114897744" text:id="ct114897744">
          <text:insertion>
            <office:change-info>
              <dc:creator>ไม่รู้จักผู้แต่ง</dc:creator>
              <dc:date>2017-01-29T13:48:00</dc:date>
            </office:change-info>
          </text:insertion>
        </text:changed-region>
        <text:changed-region xml:id="ct114897864" text:id="ct114897864">
          <text:deletion>
            <office:change-info>
              <dc:creator>ไม่รู้จักผู้แต่ง</dc:creator>
              <dc:date>2017-01-29T13:48:00</dc:date>
            </office:change-info>
            <text:p text:style-name="P1">try</text:p>
          </text:deletion>
        </text:changed-region>
        <text:changed-region xml:id="ct114897984" text:id="ct114897984">
          <text:insertion>
            <office:change-info>
              <dc:creator>ไม่รู้จักผู้แต่ง</dc:creator>
              <dc:date>2017-01-29T13:48:00</dc:date>
            </office:change-info>
          </text:insertion>
        </text:changed-region>
        <text:changed-region xml:id="ct115126200" text:id="ct115126200">
          <text:insertion>
            <office:change-info>
              <dc:creator>ไม่รู้จักผู้แต่ง</dc:creator>
              <dc:date>2017-01-29T13:49:00</dc:date>
            </office:change-info>
          </text:insertion>
        </text:changed-region>
        <text:changed-region xml:id="ct115126320" text:id="ct115126320">
          <text:deletion>
            <office:change-info>
              <dc:creator>ไม่รู้จักผู้แต่ง</dc:creator>
              <dc:date>2017-01-29T13:49:00</dc:date>
            </office:change-info>
            <text:p text:style-name="P1">made</text:p>
          </text:deletion>
        </text:changed-region>
        <text:changed-region xml:id="ct115126440" text:id="ct115126440">
          <text:insertion>
            <office:change-info>
              <dc:creator>ไม่รู้จักผู้แต่ง</dc:creator>
              <dc:date>2017-01-29T13:49:00</dc:date>
            </office:change-info>
          </text:insertion>
        </text:changed-region>
        <text:changed-region xml:id="ct115126560" text:id="ct115126560">
          <text:deletion>
            <office:change-info>
              <dc:creator>ไม่รู้จักผู้แต่ง</dc:creator>
              <dc:date>2017-01-29T13:49:00</dc:date>
            </office:change-info>
            <text:p text:style-name="P1">is</text:p>
          </text:deletion>
        </text:changed-region>
        <text:changed-region xml:id="ct115126680" text:id="ct115126680">
          <text:insertion>
            <office:change-info>
              <dc:creator>ไม่รู้จักผู้แต่ง</dc:creator>
              <dc:date>2017-01-29T13:49:00</dc:date>
            </office:change-info>
          </text:insertion>
        </text:changed-region>
        <text:changed-region xml:id="ct115128000" text:id="ct115128000">
          <text:insertion>
            <office:change-info>
              <dc:creator>ไม่รู้จักผู้แต่ง</dc:creator>
              <dc:date>2017-01-29T13:50:00</dc:date>
            </office:change-info>
          </text:insertion>
        </text:changed-region>
        <text:changed-region xml:id="ct115128120" text:id="ct115128120">
          <text:deletion>
            <office:change-info>
              <dc:creator>ไม่รู้จักผู้แต่ง</dc:creator>
              <dc:date>2017-01-29T13:50:00</dc:date>
            </office:change-info>
            <text:p text:style-name="P1">-</text:p>
          </text:deletion>
        </text:changed-region>
        <text:changed-region xml:id="ct115128240" text:id="ct115128240">
          <text:insertion>
            <office:change-info>
              <dc:creator>ไม่รู้จักผู้แต่ง</dc:creator>
              <dc:date>2017-01-29T13:50:00</dc:date>
            </office:change-info>
          </text:insertion>
        </text:changed-region>
        <text:changed-region xml:id="ct115128360" text:id="ct115128360">
          <text:deletion>
            <office:change-info>
              <dc:creator>ไม่รู้จักผู้แต่ง</dc:creator>
              <dc:date>2017-01-29T13:50:00</dc:date>
            </office:change-info>
            <text:p text:style-name="P1">We started</text:p>
          </text:deletion>
        </text:changed-region>
        <text:changed-region xml:id="ct115128600" text:id="ct115128600">
          <text:insertion>
            <office:change-info>
              <dc:creator>ไม่รู้จักผู้แต่ง</dc:creator>
              <dc:date>2017-01-29T13:52:00</dc:date>
            </office:change-info>
          </text:insertion>
        </text:changed-region>
        <text:changed-region xml:id="ct115128720" text:id="ct115128720">
          <text:deletion>
            <office:change-info>
              <dc:creator>ไม่รู้จักผู้แต่ง</dc:creator>
              <dc:date>2017-01-29T13:52:00</dc:date>
            </office:change-info>
            <text:p text:style-name="P1">from</text:p>
          </text:deletion>
        </text:changed-region>
        <text:changed-region xml:id="ct115128840" text:id="ct115128840">
          <text:deletion>
            <office:change-info>
              <dc:creator>ไม่รู้จักผู้แต่ง</dc:creator>
              <dc:date>2017-01-29T13:52:00</dc:date>
            </office:change-info>
            <text:p text:style-name="P1">nd manually marked</text:p>
          </text:deletion>
        </text:changed-region>
        <text:changed-region xml:id="ct115128960" text:id="ct115128960">
          <text:insertion>
            <office:change-info>
              <dc:creator>ไม่รู้จักผู้แต่ง</dc:creator>
              <dc:date>2017-01-29T13:51:00</dc:date>
            </office:change-info>
          </text:insertion>
        </text:changed-region>
        <text:changed-region xml:id="ct115129080" text:id="ct115129080">
          <text:deletion>
            <office:change-info>
              <dc:creator>ไม่รู้จักผู้แต่ง</dc:creator>
              <dc:date>2017-01-29T13:51:00</dc:date>
            </office:change-info>
            <text:p text:style-name="P1">like</text:p>
          </text:deletion>
        </text:changed-region>
        <text:changed-region xml:id="ct115129200" text:id="ct115129200">
          <text:insertion>
            <office:change-info>
              <dc:creator>ไม่รู้จักผู้แต่ง</dc:creator>
              <dc:date>2017-01-29T13:51:00</dc:date>
            </office:change-info>
          </text:insertion>
        </text:changed-region>
        <text:changed-region xml:id="ct115129320" text:id="ct115129320">
          <text:insertion>
            <office:change-info>
              <dc:creator>ไม่รู้จักผู้แต่ง</dc:creator>
              <dc:date>2017-01-29T13:52:00</dc:date>
            </office:change-info>
          </text:insertion>
        </text:changed-region>
        <text:changed-region xml:id="ct115129440" text:id="ct115129440">
          <text:insertion>
            <office:change-info>
              <dc:creator>ไม่รู้จักผู้แต่ง</dc:creator>
              <dc:date>2017-01-29T13:52:00</dc:date>
            </office:change-info>
          </text:insertion>
        </text:changed-region>
        <text:changed-region xml:id="ct115129560" text:id="ct115129560">
          <text:deletion>
            <office:change-info>
              <dc:creator>ไม่รู้จักผู้แต่ง</dc:creator>
              <dc:date>2017-01-29T13:52:00</dc:date>
            </office:change-info>
            <text:p text:style-name="P1">Seperate</text:p>
          </text:deletion>
        </text:changed-region>
        <text:changed-region xml:id="ct115128480" text:id="ct115128480">
          <text:insertion>
            <office:change-info>
              <dc:creator>ไม่รู้จักผู้แต่ง</dc:creator>
              <dc:date>2017-01-29T13:53:00</dc:date>
            </office:change-info>
          </text:insertion>
        </text:changed-region>
        <text:changed-region xml:id="ct115129680" text:id="ct115129680">
          <text:insertion>
            <office:change-info>
              <dc:creator>ไม่รู้จักผู้แต่ง</dc:creator>
              <dc:date>2017-01-29T13:53:00</dc:date>
            </office:change-info>
          </text:insertion>
        </text:changed-region>
        <text:changed-region xml:id="ct114852616" text:id="ct114852616">
          <text:deletion>
            <office:change-info>
              <dc:creator>ไม่รู้จักผู้แต่ง</dc:creator>
              <dc:date>2017-01-29T13:53:00</dc:date>
            </office:change-info>
            <text:p text:style-name="P1">like</text:p>
          </text:deletion>
        </text:changed-region>
        <text:changed-region xml:id="ct114852736" text:id="ct114852736">
          <text:deletion>
            <office:change-info>
              <dc:creator>ไม่รู้จักผู้แต่ง</dc:creator>
              <dc:date>2017-01-29T13:53:00</dc:date>
            </office:change-info>
            <text:p text:style-name="P1">e</text:p>
          </text:deletion>
        </text:changed-region>
        <text:changed-region xml:id="ct114852856" text:id="ct114852856">
          <text:insertion>
            <office:change-info>
              <dc:creator>ไม่รู้จักผู้แต่ง</dc:creator>
              <dc:date>2017-01-29T13:53:00</dc:date>
            </office:change-info>
          </text:insertion>
        </text:changed-region>
        <text:changed-region xml:id="ct114852976" text:id="ct114852976">
          <text:deletion>
            <office:change-info>
              <dc:creator>ไม่รู้จักผู้แต่ง</dc:creator>
              <dc:date>2017-01-29T13:54:00</dc:date>
            </office:change-info>
            <text:p text:style-name="P1">e</text:p>
          </text:deletion>
        </text:changed-region>
        <text:changed-region xml:id="ct114853096" text:id="ct114853096">
          <text:insertion>
            <office:change-info>
              <dc:creator>ไม่รู้จักผู้แต่ง</dc:creator>
              <dc:date>2017-01-29T13:54:00</dc:date>
            </office:change-info>
          </text:insertion>
        </text:changed-region>
        <text:changed-region xml:id="ct114853216" text:id="ct114853216">
          <text:deletion>
            <office:change-info>
              <dc:creator>ไม่รู้จักผู้แต่ง</dc:creator>
              <dc:date>2017-01-29T13:54:00</dc:date>
            </office:change-info>
            <text:p text:style-name="P1">All of </text:p>
          </text:deletion>
        </text:changed-region>
        <text:changed-region xml:id="ct114853336" text:id="ct114853336">
          <text:insertion>
            <office:change-info>
              <dc:creator>ไม่รู้จักผู้แต่ง</dc:creator>
              <dc:date>2017-01-29T13:54:00</dc:date>
            </office:change-info>
          </text:insertion>
        </text:changed-region>
        <text:changed-region xml:id="ct114853456" text:id="ct114853456">
          <text:deletion>
            <office:change-info>
              <dc:creator>ไม่รู้จักผู้แต่ง</dc:creator>
              <dc:date>2017-01-29T13:54:00</dc:date>
            </office:change-info>
            <text:p text:style-name="P1">t</text:p>
          </text:deletion>
        </text:changed-region>
        <text:changed-region xml:id="ct114853576" text:id="ct114853576">
          <text:insertion>
            <office:change-info>
              <dc:creator>ไม่รู้จักผู้แต่ง</dc:creator>
              <dc:date>2017-01-29T13:55:00</dc:date>
            </office:change-info>
          </text:insertion>
        </text:changed-region>
        <text:changed-region xml:id="ct114853696" text:id="ct114853696">
          <text:deletion>
            <office:change-info>
              <dc:creator>ไม่รู้จักผู้แต่ง</dc:creator>
              <dc:date>2017-01-29T13:55:00</dc:date>
            </office:change-info>
            <text:p text:style-name="P1">allowed us to make</text:p>
          </text:deletion>
        </text:changed-region>
        <text:changed-region xml:id="ct114853816" text:id="ct114853816">
          <text:insertion>
            <office:change-info>
              <dc:creator>ไม่รู้จักผู้แต่ง</dc:creator>
              <dc:date>2017-01-29T13:55:00</dc:date>
            </office:change-info>
          </text:insertion>
        </text:changed-region>
        <text:changed-region xml:id="ct114853936" text:id="ct114853936">
          <text:deletion>
            <office:change-info>
              <dc:creator>ไม่รู้จักผู้แต่ง</dc:creator>
              <dc:date>2017-01-29T13:55:00</dc:date>
            </office:change-info>
            <text:p text:style-name="P1">add </text:p>
          </text:deletion>
        </text:changed-region>
        <text:changed-region xml:id="ct114854056" text:id="ct114854056">
          <text:insertion>
            <office:change-info>
              <dc:creator>ไม่รู้จักผู้แต่ง</dc:creator>
              <dc:date>2017-01-29T13:55:00</dc:date>
            </office:change-info>
          </text:insertion>
        </text:changed-region>
        <text:changed-region xml:id="ct114854176" text:id="ct114854176">
          <text:insertion>
            <office:change-info>
              <dc:creator>ไม่รู้จักผู้แต่ง</dc:creator>
              <dc:date>2017-01-29T13:55:00</dc:date>
            </office:change-info>
          </text:insertion>
        </text:changed-region>
        <text:changed-region xml:id="ct114854296" text:id="ct11485429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4416" text:id="ct11485441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4536" text:id="ct11485453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4656" text:id="ct11485465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4776" text:id="ct11485477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4896" text:id="ct114854896">
          <text:deletion>
            <office:change-info>
              <dc:creator>ไม่รู้จักผู้แต่ง</dc:creator>
              <dc:date>2017-01-29T13:56:00</dc:date>
            </office:change-info>
            <text:p text:style-name="P1">a</text:p>
          </text:deletion>
        </text:changed-region>
        <text:changed-region xml:id="ct114855016" text:id="ct11485501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6336" text:id="ct114856336">
          <text:insertion>
            <office:change-info>
              <dc:creator>ไม่รู้จักผู้แต่ง</dc:creator>
              <dc:date>2017-01-29T13:56:00</dc:date>
            </office:change-info>
          </text:insertion>
        </text:changed-region>
        <text:changed-region xml:id="ct114856456" text:id="ct114856456">
          <text:deletion>
            <office:change-info>
              <dc:creator>ไม่รู้จักผู้แต่ง</dc:creator>
              <dc:date>2017-01-29T13:57:00</dc:date>
            </office:change-info>
            <text:p text:style-name="P1"><text:s/>now</text:p>
          </text:deletion>
        </text:changed-region>
        <text:changed-region xml:id="ct115138128" text:id="ct115138128">
          <text:insertion>
            <office:change-info>
              <dc:creator>ไม่รู้จักผู้แต่ง</dc:creator>
              <dc:date>2017-01-29T13:57:00</dc:date>
            </office:change-info>
          </text:insertion>
        </text:changed-region>
        <text:changed-region xml:id="ct115138248" text:id="ct115138248">
          <text:insertion>
            <office:change-info>
              <dc:creator>ไม่รู้จักผู้แต่ง</dc:creator>
              <dc:date>2017-01-29T13:57:00</dc:date>
            </office:change-info>
          </text:insertion>
        </text:changed-region>
        <text:changed-region xml:id="ct115139568" text:id="ct115139568">
          <text:insertion>
            <office:change-info>
              <dc:creator>ไม่รู้จักผู้แต่ง</dc:creator>
              <dc:date>2017-01-29T13:57:00</dc:date>
            </office:change-info>
          </text:insertion>
        </text:changed-region>
        <text:changed-region xml:id="ct115139688" text:id="ct115139688">
          <text:insertion>
            <office:change-info>
              <dc:creator>ไม่รู้จักผู้แต่ง</dc:creator>
              <dc:date>2017-01-29T13:57:00</dc:date>
            </office:change-info>
          </text:insertion>
        </text:changed-region>
        <text:changed-region xml:id="ct115139808" text:id="ct115139808">
          <text:deletion>
            <office:change-info>
              <dc:creator>ไม่รู้จักผู้แต่ง</dc:creator>
              <dc:date>2017-01-29T13:57:00</dc:date>
            </office:change-info>
            <text:p text:style-name="P1">our </text:p>
          </text:deletion>
        </text:changed-region>
        <text:changed-region xml:id="ct115139928" text:id="ct115139928">
          <text:insertion>
            <office:change-info>
              <dc:creator>ไม่รู้จักผู้แต่ง</dc:creator>
              <dc:date>2017-01-29T13:57:00</dc:date>
            </office:change-info>
          </text:insertion>
        </text:changed-region>
        <text:changed-region xml:id="ct115140048" text:id="ct115140048">
          <text:insertion>
            <office:change-info>
              <dc:creator>ไม่รู้จักผู้แต่ง</dc:creator>
              <dc:date>2017-01-29T13:58:00</dc:date>
            </office:change-info>
          </text:insertion>
        </text:changed-region>
        <text:changed-region xml:id="ct115141368" text:id="ct115141368">
          <text:insertion>
            <office:change-info>
              <dc:creator>ไม่รู้จักผู้แต่ง</dc:creator>
              <dc:date>2017-01-29T13:58:00</dc:date>
            </office:change-info>
          </text:insertion>
        </text:changed-region>
        <text:changed-region xml:id="ct115141488" text:id="ct115141488">
          <text:deletion>
            <office:change-info>
              <dc:creator>ไม่รู้จักผู้แต่ง</dc:creator>
              <dc:date>2017-01-29T13:58:00</dc:date>
            </office:change-info>
            <text:p text:style-name="P2">utitlities</text:p>
          </text:deletion>
        </text:changed-region>
        <text:changed-region xml:id="ct115141608" text:id="ct115141608">
          <text:insertion>
            <office:change-info>
              <dc:creator>ไม่รู้จักผู้แต่ง</dc:creator>
              <dc:date>2017-01-29T13:58:00</dc:date>
            </office:change-info>
          </text:insertion>
        </text:changed-region>
        <text:changed-region xml:id="ct115141728" text:id="ct115141728">
          <text:deletion>
            <office:change-info>
              <dc:creator>ไม่รู้จักผู้แต่ง</dc:creator>
              <dc:date>2017-01-29T13:58:00</dc:date>
            </office:change-info>
            <text:p text:style-name="P2"><text:s/>online</text:p>
          </text:deletion>
        </text:changed-region>
        <text:changed-region xml:id="ct115141848" text:id="ct115141848">
          <text:insertion>
            <office:change-info>
              <dc:creator>ไม่รู้จักผู้แต่ง</dc:creator>
              <dc:date>2017-01-29T13:59:00</dc:date>
            </office:change-info>
          </text:insertion>
        </text:changed-region>
        <text:changed-region xml:id="ct115141968" text:id="ct115141968">
          <text:insertion>
            <office:change-info>
              <dc:creator>ไม่รู้จักผู้แต่ง</dc:creator>
              <dc:date>2017-01-29T13:59:00</dc:date>
            </office:change-info>
          </text:insertion>
        </text:changed-region>
        <text:changed-region xml:id="ct115142224" text:id="ct115142224">
          <text:deletion>
            <office:change-info>
              <dc:creator>ไม่รู้จักผู้แต่ง</dc:creator>
              <dc:date>2017-01-29T13:59:00</dc:date>
            </office:change-info>
            <text:p text:style-name="P2">which refer to</text:p>
          </text:deletion>
        </text:changed-region>
        <text:changed-region xml:id="ct115142344" text:id="ct115142344">
          <text:insertion>
            <office:change-info>
              <dc:creator>ไม่รู้จักผู้แต่ง</dc:creator>
              <dc:date>2017-01-29T14:00:00</dc:date>
            </office:change-info>
          </text:insertion>
        </text:changed-region>
        <text:changed-region xml:id="ct115142464" text:id="ct115142464">
          <text:deletion>
            <office:change-info>
              <dc:creator>ไม่รู้จักผู้แต่ง</dc:creator>
              <dc:date>2017-01-29T14:00:00</dc:date>
            </office:change-info>
            <text:p text:style-name="P1">way to name the same product</text:p>
          </text:deletion>
        </text:changed-region>
        <text:changed-region xml:id="ct115142584" text:id="ct115142584">
          <text:insertion>
            <office:change-info>
              <dc:creator>ไม่รู้จักผู้แต่ง</dc:creator>
              <dc:date>2017-01-29T14:00:00</dc:date>
            </office:change-info>
          </text:insertion>
        </text:changed-region>
        <text:changed-region xml:id="ct115142704" text:id="ct115142704">
          <text:insertion>
            <office:change-info>
              <dc:creator>ไม่รู้จักผู้แต่ง</dc:creator>
              <dc:date>2017-01-29T14:00:00</dc:date>
            </office:change-info>
          </text:insertion>
        </text:changed-region>
        <text:changed-region xml:id="ct115144024" text:id="ct115144024">
          <text:insertion>
            <office:change-info>
              <dc:creator>ไม่รู้จักผู้แต่ง</dc:creator>
              <dc:date>2017-01-29T14:01:00</dc:date>
            </office:change-info>
          </text:insertion>
        </text:changed-region>
        <text:changed-region xml:id="ct115144384" text:id="ct115144384">
          <text:insertion>
            <office:change-info>
              <dc:creator>ไม่รู้จักผู้แต่ง</dc:creator>
              <dc:date>2017-01-29T14:01:00</dc:date>
            </office:change-info>
          </text:insertion>
        </text:changed-region>
        <text:changed-region xml:id="ct115144504" text:id="ct115144504">
          <text:insertion>
            <office:change-info>
              <dc:creator>ไม่รู้จักผู้แต่ง</dc:creator>
              <dc:date>2017-01-29T14:03:00</dc:date>
            </office:change-info>
          </text:insertion>
        </text:changed-region>
        <text:changed-region xml:id="ct115145944" text:id="ct115145944">
          <text:insertion>
            <office:change-info>
              <dc:creator>ไม่รู้จักผู้แต่ง</dc:creator>
              <dc:date>2017-01-29T14:03:00</dc:date>
            </office:change-info>
          </text:insertion>
        </text:changed-region>
        <text:changed-region xml:id="ct115146064" text:id="ct115146064">
          <text:deletion>
            <office:change-info>
              <dc:creator>ไม่รู้จักผู้แต่ง</dc:creator>
              <dc:date>2017-01-29T14:03:00</dc:date>
            </office:change-info>
            <text:p text:style-name="P1">r</text:p>
          </text:deletion>
        </text:changed-region>
        <text:changed-region xml:id="ct115187648" text:id="ct115187648">
          <text:insertion>
            <office:change-info>
              <dc:creator>ไม่รู้จักผู้แต่ง</dc:creator>
              <dc:date>2017-01-29T14:03:00</dc:date>
            </office:change-info>
          </text:insertion>
        </text:changed-region>
        <text:changed-region xml:id="ct115187768" text:id="ct115187768">
          <text:insertion>
            <office:change-info>
              <dc:creator>ไม่รู้จักผู้แต่ง</dc:creator>
              <dc:date>2017-01-29T14:03:00</dc:date>
            </office:change-info>
          </text:insertion>
        </text:changed-region>
        <text:changed-region xml:id="ct115189088" text:id="ct115189088">
          <text:insertion>
            <office:change-info>
              <dc:creator>ไม่รู้จักผู้แต่ง</dc:creator>
              <dc:date>2017-01-29T14:04:00</dc:date>
            </office:change-info>
          </text:insertion>
        </text:changed-region>
        <text:changed-region xml:id="ct115189208" text:id="ct115189208">
          <text:deletion>
            <office:change-info>
              <dc:creator>ไม่รู้จักผู้แต่ง</dc:creator>
              <dc:date>2017-01-29T14:04:00</dc:date>
            </office:change-info>
            <text:p text:style-name="P1">There was a</text:p>
          </text:deletion>
        </text:changed-region>
        <text:changed-region xml:id="ct115189328" text:id="ct115189328">
          <text:insertion>
            <office:change-info>
              <dc:creator>ไม่รู้จักผู้แต่ง</dc:creator>
              <dc:date>2017-01-29T14:04:00</dc:date>
            </office:change-info>
          </text:insertion>
        </text:changed-region>
        <text:changed-region xml:id="ct115189448" text:id="ct115189448">
          <text:deletion>
            <office:change-info>
              <dc:creator>ไม่รู้จักผู้แต่ง</dc:creator>
              <dc:date>2017-01-29T14:04:00</dc:date>
            </office:change-info>
            <text:p text:style-name="P1">ich</text:p>
          </text:deletion>
        </text:changed-region>
        <text:changed-region xml:id="ct115189568" text:id="ct115189568">
          <text:insertion>
            <office:change-info>
              <dc:creator>ไม่รู้จักผู้แต่ง</dc:creator>
              <dc:date>2017-01-29T14:04:00</dc:date>
            </office:change-info>
          </text:insertion>
        </text:changed-region>
        <text:changed-region xml:id="ct115189688" text:id="ct115189688">
          <text:deletion>
            <office:change-info>
              <dc:creator>ไม่รู้จักผู้แต่ง</dc:creator>
              <dc:date>2017-01-29T14:04:00</dc:date>
            </office:change-info>
            <text:p text:style-name="P1"><text:s/>phase</text:p>
          </text:deletion>
        </text:changed-region>
        <text:changed-region xml:id="ct115189808" text:id="ct115189808">
          <text:insertion>
            <office:change-info>
              <dc:creator>ไม่รู้จักผู้แต่ง</dc:creator>
              <dc:date>2017-01-29T14:04:00</dc:date>
            </office:change-info>
          </text:insertion>
        </text:changed-region>
        <text:changed-region xml:id="ct115189928" text:id="ct115189928">
          <text:insertion>
            <office:change-info>
              <dc:creator>ไม่รู้จักผู้แต่ง</dc:creator>
              <dc:date>2017-01-29T14:05:00</dc:date>
            </office:change-info>
          </text:insertion>
        </text:changed-region>
        <text:changed-region xml:id="ct115190048" text:id="ct115190048">
          <text:insertion>
            <office:change-info>
              <dc:creator>ไม่รู้จักผู้แต่ง</dc:creator>
              <dc:date>2017-01-29T14:05:00</dc:date>
            </office:change-info>
          </text:insertion>
        </text:changed-region>
        <text:changed-region xml:id="ct115190168" text:id="ct115190168">
          <text:insertion>
            <office:change-info>
              <dc:creator>ไม่รู้จักผู้แต่ง</dc:creator>
              <dc:date>2017-01-29T14:05:00</dc:date>
            </office:change-info>
          </text:insertion>
        </text:changed-region>
        <text:changed-region xml:id="ct115191488" text:id="ct115191488">
          <text:insertion>
            <office:change-info>
              <dc:creator>ไม่รู้จักผู้แต่ง</dc:creator>
              <dc:date>2017-01-29T14:05:00</dc:date>
            </office:change-info>
          </text:insertion>
        </text:changed-region>
        <text:changed-region xml:id="ct115204080" text:id="ct115204080">
          <text:deletion>
            <office:change-info>
              <dc:creator>ไม่รู้จักผู้แต่ง</dc:creator>
              <dc:date>2017-01-29T14:05:00</dc:date>
            </office:change-info>
            <text:p text:style-name="P1">k</text:p>
          </text:deletion>
        </text:changed-region>
        <text:changed-region xml:id="ct115204200" text:id="ct115204200">
          <text:insertion>
            <office:change-info>
              <dc:creator>ไม่รู้จักผู้แต่ง</dc:creator>
              <dc:date>2017-01-29T14:05:00</dc:date>
            </office:change-info>
          </text:insertion>
        </text:changed-region>
        <text:changed-region xml:id="ct115204320" text:id="ct11520432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4440" text:id="ct115204440">
          <text:deletion>
            <office:change-info>
              <dc:creator>ไม่รู้จักผู้แต่ง</dc:creator>
              <dc:date>2017-01-29T14:06:00</dc:date>
            </office:change-info>
            <text:p text:style-name="Standard"><text:span text:style-name="T2">c</text:span></text:p>
          </text:deletion>
        </text:changed-region>
        <text:changed-region xml:id="ct115204560" text:id="ct11520456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4680" text:id="ct115204680">
          <text:deletion>
            <office:change-info>
              <dc:creator>ไม่รู้จักผู้แต่ง</dc:creator>
              <dc:date>2017-01-29T14:06:00</dc:date>
            </office:change-info>
            <text:p text:style-name="Standard"><text:span text:style-name="T2">c</text:span></text:p>
          </text:deletion>
        </text:changed-region>
        <text:changed-region xml:id="ct115204800" text:id="ct11520480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4920" text:id="ct115204920">
          <text:deletion>
            <office:change-info>
              <dc:creator>ไม่รู้จักผู้แต่ง</dc:creator>
              <dc:date>2017-01-29T14:06:00</dc:date>
            </office:change-info>
            <text:p text:style-name="Standard"><text:span text:style-name="T2">the ability</text:span></text:p>
          </text:deletion>
        </text:changed-region>
        <text:changed-region xml:id="ct115205040" text:id="ct11520504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5160" text:id="ct11520516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6480" text:id="ct11520648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07800" text:id="ct115207800">
          <text:insertion>
            <office:change-info>
              <dc:creator>ไม่รู้จักผู้แต่ง</dc:creator>
              <dc:date>2017-01-29T14:06:00</dc:date>
            </office:change-info>
          </text:insertion>
        </text:changed-region>
        <text:changed-region xml:id="ct115217448" text:id="ct115217448">
          <text:insertion>
            <office:change-info>
              <dc:creator>ไม่รู้จักผู้แต่ง</dc:creator>
              <dc:date>2017-01-29T14:07:00</dc:date>
            </office:change-info>
          </text:insertion>
        </text:changed-region>
        <text:changed-region xml:id="ct115218768" text:id="ct115218768">
          <text:insertion>
            <office:change-info>
              <dc:creator>ไม่รู้จักผู้แต่ง</dc:creator>
              <dc:date>2017-01-29T14:07:00</dc:date>
            </office:change-info>
          </text:insertion>
        </text:changed-region>
        <text:changed-region xml:id="ct115218888" text:id="ct115218888">
          <text:deletion>
            <office:change-info>
              <dc:creator>ไม่รู้จักผู้แต่ง</dc:creator>
              <dc:date>2017-01-29T14:07:00</dc:date>
            </office:change-info>
            <text:p text:style-name="P3">extensevely</text:p>
          </text:deletion>
        </text:changed-region>
        <text:changed-region xml:id="ct115220208" text:id="ct115220208">
          <text:insertion>
            <office:change-info>
              <dc:creator>ไม่รู้จักผู้แต่ง</dc:creator>
              <dc:date>2017-01-29T14:07:00</dc:date>
            </office:change-info>
          </text:insertion>
        </text:changed-region>
        <text:changed-region xml:id="ct115236848" text:id="ct115236848">
          <text:deletion>
            <office:change-info>
              <dc:creator>ไม่รู้จักผู้แต่ง</dc:creator>
              <dc:date>2017-01-29T14:07:00</dc:date>
            </office:change-info>
            <text:p text:style-name="P4">r</text:p>
          </text:deletion>
        </text:changed-region>
        <text:changed-region xml:id="ct115237088" text:id="ct115237088">
          <text:insertion>
            <office:change-info>
              <dc:creator>ไม่รู้จักผู้แต่ง</dc:creator>
              <dc:date>2017-01-29T14:08:00</dc:date>
            </office:change-info>
          </text:insertion>
        </text:changed-region>
        <text:changed-region xml:id="ct115237208" text:id="ct115237208">
          <text:deletion>
            <office:change-info>
              <dc:creator>ไม่รู้จักผู้แต่ง</dc:creator>
              <dc:date>2017-01-29T14:08:00</dc:date>
            </office:change-info>
            <text:p text:style-name="P4">r</text:p>
          </text:deletion>
        </text:changed-region>
        <text:changed-region xml:id="ct115237328" text:id="ct115237328">
          <text:insertion>
            <office:change-info>
              <dc:creator>ไม่รู้จักผู้แต่ง</dc:creator>
              <dc:date>2017-01-29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sonal projects:</text:p>
      <text:p text:style-name="P1"><text:change-start text:change-id="ct114395016"/></text:p>
      <text:p text:style-name="P1"><text:span text:style-name="T1">Heat maps</text:span><text:change-end text:change-id="ct114395016"/><text:change text:change-id="ct114394536"/> of soccer players paths and actions</text:p>
      <text:list xml:id="list7652047873923221812" text:style-name="L1">
        <text:list-item>
          <text:p text:style-name="P9">Written during internship at <text:a xlink:type="simple" xlink:href="http://instatfootball.com/" office:target-frame-name="_blank" xlink:show="new" text:style-name="Internet_20_link" text:visited-style-name="Visited_20_Internet_20_Link">InStat football</text:a>.</text:p>
        </text:list-item>
        <text:list-item>
          <text:p text:style-name="P9">Not <text:change-start text:change-id="ct114895704"/><text:span text:style-name="T1">yet </text:span><text:change-end text:change-id="ct114895704"/>documented<text:change text:change-id="ct114895824"/></text:p>
        </text:list-item>
        <text:list-item>
          <text:p text:style-name="P9">Supports fast <text:change-start text:change-id="ct114895944"/><text:span text:style-name="T1">Gaussian</text:span><text:change-end text:change-id="ct114895944"/><text:change text:change-id="ct114896064"/> blur as well as a convolution with arbitrary kernel </text:p>
        </text:list-item>
        <text:list-item>
          <text:p text:style-name="P9">Visualizes points as well as paths</text:p>
        </text:list-item>
        <text:list-item>
          <text:p text:style-name="P9">Internal buffer uses double precision numbers (for comparison, <text:a xlink:type="simple" xlink:href="https://www.patrick-wied.at/static/heatmapjs/" office:target-frame-name="_blank" xlink:show="new" text:style-name="Internet_20_link" text:visited-style-name="Visited_20_Internet_20_Link">heatmap.js</text:a> uses 8-bit alpha buffer)</text:p>
        </text:list-item>
        <text:list-item>
          <text:p text:style-name="P9">Supports combination of multiple heat<text:change-start text:change-id="ct114896184"/> <text:change-end text:change-id="ct114896184"/>maps </text:p>
        </text:list-item>
      </text:list>
      <text:p text:style-name="P1"><text:change-start text:change-id="ct114896304"/></text:p>
      <text:p text:style-name="P1"><text:change-end text:change-id="ct114896304"/>D3 visualizations of 2015—16 Premier League </text:p>
      <text:list xml:id="list1559572455737948852" text:style-name="L2">
        <text:list-item>
          <text:p text:style-name="P10">My first <text:change-start text:change-id="ct114897744"/><text:span text:style-name="T1">attempt</text:span><text:change-end text:change-id="ct114897744"/><text:change text:change-id="ct114897864"/> in d3.js.</text:p>
        </text:list-item>
      </text:list>
      <text:p text:style-name="P1"><text:change-start text:change-id="ct114897984"/></text:p>
      <text:p text:style-name="P1"><text:change-end text:change-id="ct114897984"/>Social network group chat analysis tool</text:p>
      <text:p text:style-name="P1">Jupyter extensions for web application development</text:p>
      <text:list xml:id="list3179515040099035292" text:style-name="L3">
        <text:list-item>
          <text:p text:style-name="P11">Group chat analysis tool has been completely <text:change-start text:change-id="ct115126200"/><text:span text:style-name="T1">written</text:span><text:change-end text:change-id="ct115126200"/><text:change text:change-id="ct115126320"/> in Jupyter using th<text:change-start text:change-id="ct115126440"/><text:span text:style-name="T1">ese</text:span><text:change-end text:change-id="ct115126440"/><text:change text:change-id="ct115126560"/> extensions </text:p>
        </text:list-item>
        <text:list-item>
          <text:p text:style-name="P11">Converts notebook into a series of source files after each save. </text:p>
        </text:list-item>
        <text:list-item>
          <text:p text:style-name="P11">Each cell has a type and any number of labels. </text:p>
        </text:list-item>
        <text:list-item>
          <text:p text:style-name="P11">"Hot reloading" of tornado handlers, using the same IOLoop as Jupyter. </text:p>
        </text:list-item>
        <text:list-item>
          <text:p text:style-name="P11">Dynamic compilation of JSX syntax. </text:p>
        </text:list-item>
        <text:list-item>
          <text:p text:style-name="P11">RequireJS libraries management. </text:p>
        </text:list-item>
        <text:list-item>
          <text:p text:style-name="P11">CSS file import and prefixing. </text:p>
        </text:list-item>
      </text:list>
      <text:p text:style-name="P1"><text:change-start text:change-id="ct115126680"/></text:p>
      <text:p text:style-name="P1"><text:change-end text:change-id="ct115126680"/>Interactive NY subway map</text:p>
      <text:list xml:id="list6177130395584509819" text:style-name="L4">
        <text:list-item>
          <text:p text:style-name="P12">The map was made for the <text:a xlink:type="simple" xlink:href="http://tunel.us/" office:target-frame-name="_blank" xlink:show="new" text:style-name="Internet_20_link" text:visited-style-name="Visited_20_Internet_20_Link">TUNEL.us</text:a> project. </text:p>
        </text:list-item>
        <text:list-item>
          <text:p text:style-name="P12">Fully procedurally<text:change-start text:change-id="ct115128000"/> <text:change-end text:change-id="ct115128000"/><text:change text:change-id="ct115128120"/>generated, no raster or vector files. This approach significantly reduces network usage and makes the map fully customizable. </text:p>
        </text:list-item>
        <text:list-item>
          <text:p text:style-name="P12"><text:change-start text:change-id="ct115128240"/><text:span text:style-name="T1">Starting </text:span><text:change-end text:change-id="ct115128240"/><text:change text:change-id="ct115128360"/><text:s/><text:change-start text:change-id="ct115128600"/><text:span text:style-name="T5">with</text:span><text:change-end text:change-id="ct115128600"/><text:change text:change-id="ct115128720"/> the <text:a xlink:type="simple" xlink:href="https://ggwash.org/view/33340/what-if-the-nyc-subway-map-looked-like-the-dc-metros" office:target-frame-name="_blank" xlink:show="new" text:style-name="Internet_20_link" text:visited-style-name="Visited_20_Internet_20_Link">Chris Whong's Whashington-like styled map</text:a> a<text:change text:change-id="ct115128840"/> all the keypoints <text:change-start text:change-id="ct115128960"/><text:span text:style-name="T1">such as</text:span><text:change-end text:change-id="ct115128960"/><text:change text:change-id="ct115129080"/> stations, bends and park corners<text:change-start text:change-id="ct115129200"/> <text:span text:style-name="T1">were manually </text:span><text:change-end text:change-id="ct115129200"/><text:change-start text:change-id="ct115129320"/><text:span text:style-name="T1">added</text:span><text:change-end text:change-id="ct115129320"/>. </text:p>
        </text:list-item>
        <text:list-item>
          <text:p text:style-name="P12"><text:change-start text:change-id="ct115129440"/><text:span text:style-name="T5">A separate</text:span><text:change-end text:change-id="ct115129440"/><text:change text:change-id="ct115129560"/> subsystem has been made for managing marks, <text:change-start text:change-id="ct115128480"/><text:span text:style-name="T5">and </text:span><text:change-end text:change-id="ct115128480"/>enhancing stations centers using simple image processing algorithm and adding constraints </text:p>
        </text:list-item>
        <text:list-item>
          <text:p text:style-name="P12">System support constraints <text:change-start text:change-id="ct115129680"/><text:span text:style-name="T5">such as</text:span><text:change-end text:change-id="ct115129680"/><text:change text:change-id="ct114852616"/> "angle between th<text:change text:change-id="ct114852736"/>ese points must be 45<text:change-start text:change-id="ct114852856"/><text:span text:style-name="T6">°</text:span><text:change-end text:change-id="ct114852856"/>", "the<text:change text:change-id="ct114852976"/>se two lines must be parallel<text:change-start text:change-id="ct114853096"/>,<text:change-end text:change-id="ct114853096"/> and a distance must be equal to the line width multiplied by 1.2". </text:p>
        </text:list-item>
        <text:list-item>
          <text:p text:style-name="P12"><text:change text:change-id="ct114853216"/><text:change-start text:change-id="ct114853336"/><text:span text:style-name="T5">T</text:span><text:change-end text:change-id="ct114853336"/><text:change text:change-id="ct114853456"/>his <text:change-start text:change-id="ct114853576"/><text:span text:style-name="T5">enabled</text:span><text:change-end text:change-id="ct114853576"/><text:change text:change-id="ct114853696"/> lines<text:change-start text:change-id="ct114853816"/> <text:span text:style-name="T5">to be</text:span><text:change-end text:change-id="ct114853816"/> thinner, <text:change text:change-id="ct114853936"/>animations<text:change-start text:change-id="ct114854056"/> <text:span text:style-name="T5">to be added</text:span><text:change-end text:change-id="ct114854056"/>, <text:change-start text:change-id="ct114854176"/><text:span text:style-name="T5">provided</text:span><text:change-end text:change-id="ct114854176"/><text:change-start text:change-id="ct114854296"/><text:span text:style-name="T5"> </text:span><text:change-end text:change-id="ct114854296"/>custom station design<text:change-start text:change-id="ct114854416"/>,<text:change-end text:change-id="ct114854416"/> and enhance<text:change-start text:change-id="ct114854536"/><text:span text:style-name="T5">d</text:span><text:change-end text:change-id="ct114854536"/> <text:change-start text:change-id="ct114854656"/><text:span text:style-name="T5">the </text:span><text:change-end text:change-id="ct114854656"/>speed and size of <text:change-start text:change-id="ct114854776"/><text:span text:style-name="T5">the</text:span><text:change-end text:change-id="ct114854776"/><text:change text:change-id="ct114854896"/> map. </text:p>
        </text:list-item>
      </text:list>
      <text:p text:style-name="P1"><text:change-start text:change-id="ct114855016"/></text:p>
      <text:p text:style-name="P1"><text:change-end text:change-id="ct114855016"/>The TUNEL.us website</text:p>
      <text:list xml:id="list5336818393816738754" text:style-name="L5">
        <text:list-item>
          <text:p text:style-name="P13">The website is <text:change-start text:change-id="ct114856336"/><text:span text:style-name="T5">now </text:span><text:change-end text:change-id="ct114856336"/>completely functional<text:change text:change-id="ct114856456"/>, but it hasn't <text:change-start text:change-id="ct115138128"/><text:span text:style-name="T5">been </text:span><text:change-end text:change-id="ct115138128"/>launched "officially". </text:p>
        </text:list-item>
        <text:list-item>
          <text:p text:style-name="P13">No CSS frameworks have been used. </text:p>
        </text:list-item>
        <text:list-item>
          <text:p text:style-name="P13">Mobile-friendly. </text:p>
        </text:list-item>
      </text:list>
      <text:p text:style-name="P1"><text:change-start text:change-id="ct115138248"/></text:p>
      <text:p text:style-name="P1"><text:change-end text:change-id="ct115138248"/>Interactive stickers shop</text:p>
      <text:list xml:id="list9134538416959306644" text:style-name="L6">
        <text:list-item>
          <text:p text:style-name="P14">This website was made for the anniversary of <text:change-start text:change-id="ct115139568"/><text:span text:style-name="T5">the </text:span><text:change-end text:change-id="ct115139568"/>computer science department of <text:change-start text:change-id="ct115139688"/><text:span text:style-name="T5">my</text:span><text:change-end text:change-id="ct115139688"/><text:change text:change-id="ct115139808"/>university. </text:p>
        </text:list-item>
        <text:list-item>
          <text:p text:style-name="P14">There was a limited number of stickers<text:change-start text:change-id="ct115139928"/>,<text:change-end text:change-id="ct115139928"/> and users were able to book stickers and to view actions of other users "in real time". </text:p>
        </text:list-item>
        <text:list-item>
          <text:p text:style-name="P14">Simple algorithm has been used to arrange stickers efficiently for printing (not in the way they were arranged on the website). </text:p>
        </text:list-item>
      </text:list>
      <text:p text:style-name="P1"><text:change-start text:change-id="ct115140048"/><text:soft-page-break/></text:p>
      <text:p text:style-name="P1"><text:change-end text:change-id="ct115140048"/>Yandex.Market parsers</text:p>
      <text:list xml:id="list4218079944684345736" text:style-name="L7">
        <text:list-item>
          <text:p text:style-name="P15">A set of <text:change-start text:change-id="ct115141368"/><text:span text:style-name="T5">utilities</text:span><text:change-end text:change-id="ct115141368"/><text:change text:change-id="ct115141488"/> to extract <text:change-start text:change-id="ct115141608"/>online <text:change-end text:change-id="ct115141608"/>pet food<text:change text:change-id="ct115141728"/> shop offers<text:change-start text:change-id="ct115141848"/>,<text:change-end text:change-id="ct115141848"/> and to match offers <text:change-start text:change-id="ct115141968"/><text:span text:style-name="T5">with other offers for</text:span><text:change-end text:change-id="ct115141968"/><text:change text:change-id="ct115142224"/> the same product. </text:p>
        </text:list-item>
        <text:list-item>
          <text:p text:style-name="P16">The problem was there were a lot of variations in the <text:change-start text:change-id="ct115142344"/><text:span text:style-name="T5">how the same product was named,</text:span><text:change-end text:change-id="ct115142344"/><text:change text:change-id="ct115142464"/> and often the title was incomplete. </text:p>
        </text:list-item>
        <text:list-item>
          <text:p text:style-name="P16">The solution was to manually create <text:change-start text:change-id="ct115142584"/><text:span text:style-name="T5">a </text:span><text:change-end text:change-id="ct115142584"/>decision tree and to try to deduce missing characteristics of an offer, if possible. </text:p>
        </text:list-item>
      </text:list>
      <text:p text:style-name="P1"><text:change-start text:change-id="ct115142704"/></text:p>
      <text:p text:style-name="P1"><text:change-end text:change-id="ct115142704"/>Geometry problems semantic tree builder</text:p>
      <text:p text:style-name="P1">News titles generator</text:p>
      <text:list xml:id="list3571704405757545607" text:style-name="L8">
        <text:list-item>
          <text:p text:style-name="P17">The idea is to combine the beginning of one title with the ending of another. </text:p>
        </text:list-item>
        <text:list-item>
          <text:p text:style-name="P17">To ensure, that <text:change-start text:change-id="ct115144024"/><text:span text:style-name="T5">the </text:span><text:change-end text:change-id="ct115144024"/>resulting sentence is grammatically correct, <office:annotation office:name="__Annotation__179_259034640"><dc:creator>ไม่รู้จักผู้แต่ง</dc:creator><dc:date>2017-01-29T14:01:33</dc:date><text:p text:style-name="P33"><text:span text:style-name="T7">This is incongruous. It does not “feel” as if it logically follows the preceding text. Consider rewording and or possibly making it a separate bullet point</text:span></text:p></office:annotation>app stores data about valid sequences of grammatical labels. <text:change-start text:change-id="ct115144384"/><office:annotation-end office:name="__Annotation__179_259034640"/><text:change-end text:change-id="ct115144384"/></text:p>
        </text:list-item>
        <text:list-item>
          <text:p text:style-name="P17">600 000 news articles have been parsed by a custom parser. </text:p>
        </text:list-item>
      </text:list>
      <text:p text:style-name="P1"><text:change-start text:change-id="ct115144504"/></text:p>
      <text:p text:style-name="P1"><text:change-end text:change-id="ct115144504"/>Russian passport number correctness checker</text:p>
      <text:list xml:id="list5484348244703778196" text:style-name="L9">
        <text:list-item>
          <text:p text:style-name="P18">It was challenging to reverse-engineer the way <text:change-start text:change-id="ct115145944"/><text:span text:style-name="T5">R</text:span><text:change-end text:change-id="ct115145944"/><text:change text:change-id="ct115146064"/>ussian passports are assigned to numbers using indirect data such as numbers of stolen or expired passports. </text:p>
        </text:list-item>
      </text:list>
      <text:p text:style-name="P1"><text:change-start text:change-id="ct115187648"/></text:p>
      <text:p text:style-name="P1"><text:change-end text:change-id="ct115187648"/>Tool for visualization of crowd<text:change-start text:change-id="ct115187768"/> <text:change-end text:change-id="ct115187768"/>sourcing suggestions</text:p>
      <text:p text:style-name="P1">"Killer" social game</text:p>
      <text:list xml:id="list499708300550703442" text:style-name="L10">
        <text:list-item>
          <text:p text:style-name="P19"><text:change-start text:change-id="ct115189088"/><text:span text:style-name="T2">A</text:span><text:change-end text:change-id="ct115189088"/><text:change text:change-id="ct115189208"/> group of moderators, wh<text:change-start text:change-id="ct115189328"/><text:span text:style-name="T2">o</text:span><text:change-end text:change-id="ct115189328"/><text:change text:change-id="ct115189448"/> were able to control <text:change-start text:change-id="ct115189568"/><text:span text:style-name="T2">phases of the </text:span><text:change-end text:change-id="ct115189568"/>game<text:change text:change-id="ct115189688"/>, <text:change-start text:change-id="ct115189808"/><text:s/><text:change-end text:change-id="ct115189808"/>send messages to users, add points, <text:change-start text:change-id="ct115189928"/><text:span text:style-name="T2">award </text:span><text:change-end text:change-id="ct115189928"/>badges<text:change-start text:change-id="ct115190048"/>,<text:change-end text:change-id="ct115190048"/> and so on. </text:p>
        </text:list-item>
      </text:list>
      <text:p text:style-name="P1"><text:change-start text:change-id="ct115190168"/></text:p>
      <text:p text:style-name="P1"><text:change-end text:change-id="ct115190168"/>Archive of lectures notes and forum</text:p>
      <text:list xml:id="list3413719167740036015" text:style-name="L11">
        <text:list-item>
          <text:p text:style-name="P20">The website has been written from s<text:change-start text:change-id="ct115191488"/><text:span text:style-name="T2">c</text:span><text:change-end text:change-id="ct115191488"/><text:change text:change-id="ct115204080"/>ratch using <text:change-start text:change-id="ct115204200"/><text:span text:style-name="T2">the </text:span><text:change-end text:change-id="ct115204200"/>Google App Engine. </text:p>
        </text:list-item>
        <text:list-item>
          <text:p text:style-name="P20">Several groups of users </text:p>
        </text:list-item>
        <text:list-item>
          <text:p text:style-name="P28"><text:change-start text:change-id="ct115204320"/><text:span text:style-name="T2">C</text:span><text:change-end text:change-id="ct115204320"/><text:change text:change-id="ct115204440"/>ustom latex-like syntax </text:p>
        </text:list-item>
        <text:list-item>
          <text:p text:style-name="P28"><text:change-start text:change-id="ct115204560"/><text:span text:style-name="T2">C</text:span><text:change-end text:change-id="ct115204560"/><text:change text:change-id="ct115204680"/>ontent is editable by any user </text:p>
        </text:list-item>
        <text:list-item>
          <text:p text:style-name="P28"><text:change-start text:change-id="ct115204800"/><text:span text:style-name="T2">Able</text:span><text:change-end text:change-id="ct115204800"/><text:change text:change-id="ct115204920"/> to rollback to <text:change-start text:change-id="ct115205040"/><text:span text:style-name="T2">the </text:span><text:change-end text:change-id="ct115205040"/>previous version </text:p>
        </text:list-item>
      </text:list>
      <text:p text:style-name="P1"><text:change-start text:change-id="ct115205160"/></text:p>
      <text:p text:style-name="P1"><text:change-end text:change-id="ct115205160"/>How old are Moscow buildings? (static map)</text:p>
      <text:list xml:id="list3644712386158785365" text:style-name="L12">
        <text:list-item>
          <text:p text:style-name="P21">QGIS learning project. </text:p>
        </text:list-item>
      </text:list>
      <text:p text:style-name="P1"><text:change-start text:change-id="ct115206480"/></text:p>
      <text:p text:style-name="P1"><text:change-end text:change-id="ct115206480"/>Graph of bioinformatics scientists collaboration in Russia</text:p>
      <text:list xml:id="list913781614939440706" text:style-name="L13">
        <text:list-item>
          <text:p text:style-name="P22">Static image, my test project in Gephi </text:p>
        </text:list-item>
      </text:list>
      <text:p text:style-name="P1"><text:change-start text:change-id="ct115207800"/></text:p>
      <text:p text:style-name="P1"><text:change-end text:change-id="ct115207800"/>Simple memcached-compatible server </text:p>
      <text:list xml:id="list2778356191112092338" text:style-name="L14">
        <text:list-item>
          <text:p text:style-name="P23">C++ practice project. </text:p>
        </text:list-item>
      </text:list>
      <text:p text:style-name="P1"><text:change-start text:change-id="ct115217448"/></text:p>
      <text:p text:style-name="P1"><text:change-end text:change-id="ct115217448"/>Converting TeX sources from Pascal to Javascript</text:p>
      <text:list xml:id="list2252938311521969783" text:style-name="L15">
        <text:list-item>
          <text:p text:style-name="P24">The most challenging part was to automatically convert GOTO calls, which were <text:change-start text:change-id="ct115218768"/><text:span text:style-name="T2">extensively</text:span><text:change-end text:change-id="ct115218768"/><text:change text:change-id="ct115218888"/> used in TeX source, into a combination of javascript control structures.</text:p>
        </text:list-item>
        <text:list-item>
          <text:p text:style-name="P29">The image bellow shows part of a GraphVis visualization of the function call graph.</text:p>
        </text:list-item>
      </text:list>
      <text:p text:style-name="P3"/>
      <text:p text:style-name="P8">Experience</text:p>
      <text:list xml:id="list5216430029876804173" text:style-name="L16">
        <text:list-item>
          <text:p text:style-name="P30"><text:soft-page-break/>data visualization intern at InStat Foo<text:change-start text:change-id="ct115220208"/><text:span text:style-name="T2">t</text:span><text:change-end text:change-id="ct115220208"/><text:change text:change-id="ct115236848"/>ball</text:p>
        </text:list-item>
        <text:list-item>
          <text:p text:style-name="P30">working for a startup aimed at contractors checking</text:p>
        </text:list-item>
        <text:list-item>
          <text:p text:style-name="P30">extracting online shop offers for Mars Pe<text:change-start text:change-id="ct115237088"/><text:span text:style-name="T2">t</text:span><text:change-end text:change-id="ct115237088"/><text:change text:change-id="ct115237208"/>care</text:p>
        </text:list-item>
      </text:list>
      <text:p text:style-name="P4"><text:change-start text:change-id="ct115237328"/></text:p>
      <text:p text:style-name="P4"><text:change-end text:change-id="ct115237328"/>2015 Summer School in Information Retrieval participant</text:p>
      <text:p text:style-name="P4"/>
      <text:p text:style-name="P8">Honors</text:p>
      <text:list xml:id="list4976697959612522333" text:style-name="L17">
        <text:list-item>
          <text:p text:style-name="P32">SAS Hackathon winner</text:p>
        </text:list-item>
        <text:list-item>
          <text:p text:style-name="P32">Ilya Segalovich Grant recipi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15:14.674691115</meta:creation-date>
    <dc:date>2017-01-29T14:09:36.196000000</dc:date>
    <meta:editing-duration>PT22M23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0" meta:page-count="3" meta:paragraph-count="71" meta:word-count="733" meta:character-count="4413" meta:non-whitespace-character-count="3760"/>
  </office:meta>
</office:document-meta>
</file>